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aef45" officeooo:paragraph-rsid="001aef45" style:font-weight-asian="bold" style:font-weight-complex="bold"/>
    </style:style>
    <style:style style:name="P2" style:family="paragraph" style:parent-style-name="Standard">
      <style:text-properties fo:font-weight="normal" officeooo:rsid="001aef45" officeooo:paragraph-rsid="001c47ab" style:font-weight-asian="normal" style:font-weight-complex="normal"/>
    </style:style>
    <style:style style:name="P3" style:family="paragraph" style:parent-style-name="Standard" style:list-style-name="L1">
      <style:text-properties fo:font-weight="normal" officeooo:rsid="001aef45" officeooo:paragraph-rsid="001c47ab" style:font-weight-asian="normal" style:font-weight-complex="normal"/>
    </style:style>
    <style:style style:name="P4" style:family="paragraph" style:parent-style-name="Standard" style:list-style-name="L2">
      <style:text-properties fo:font-weight="normal" officeooo:rsid="001aef45" officeooo:paragraph-rsid="001c47ab" style:font-weight-asian="normal" style:font-weight-complex="normal"/>
    </style:style>
    <style:style style:name="P5" style:family="paragraph" style:parent-style-name="Standard" style:list-style-name="L3">
      <style:text-properties fo:font-weight="normal" officeooo:rsid="001aef45" officeooo:paragraph-rsid="001d2558" style:font-weight-asian="normal" style:font-weight-complex="normal"/>
    </style:style>
    <style:style style:name="P6" style:family="paragraph" style:parent-style-name="Standard" style:list-style-name="L3">
      <style:text-properties fo:font-weight="normal" officeooo:rsid="001aef45" officeooo:paragraph-rsid="001c47ab" style:font-weight-asian="normal" style:font-weight-complex="normal"/>
    </style:style>
    <style:style style:name="P7" style:family="paragraph" style:parent-style-name="Standard">
      <style:text-properties fo:font-weight="normal" officeooo:rsid="001e5d0f" officeooo:paragraph-rsid="001e5d0f" style:font-weight-asian="normal" style:font-weight-complex="normal"/>
    </style:style>
    <style:style style:name="P8" style:family="paragraph" style:parent-style-name="Standard">
      <style:text-properties fo:font-weight="bold" officeooo:rsid="001d2a8d" officeooo:paragraph-rsid="001d2a8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jango TDD Notes</text:p>
      <text:p text:style-name="P1"/>
      <text:p text:style-name="P2">Test-Driven Development (TDD) is the practice of:</text:p>
      <text:list xml:id="list3315828026" text:style-name="L1">
        <text:list-item>
          <text:p text:style-name="P3">writing a deliberately failing test</text:p>
        </text:list-item>
        <text:list-item>
          <text:p text:style-name="P3">writing application code to make the test pass</text:p>
        </text:list-item>
        <text:list-item>
          <text:p text:style-name="P3">refactoring to optimize the code while the test continues to pass</text:p>
        </text:list-item>
        <text:list-item>
          <text:p text:style-name="P3">repeating the process until your project is complete</text:p>
        </text:list-item>
      </text:list>
      <text:p text:style-name="P2"/>
      <text:p text:style-name="P2">The initial test is the bar you set for the logic that you want to write. It's a great</text:p>
      <text:p text:style-name="P2">way to ensure that your tests cover every nook and cranny of your code, and that</text:p>
      <text:p text:style-name="P2">it delivers exactly what you said it would.</text:p>
      <text:p text:style-name="P2"/>
      <text:p text:style-name="P2">The smallest cycle of TDD typically involves three steps:</text:p>
      <text:list xml:id="list2146914008" text:style-name="L2">
        <text:list-item>
          <text:p text:style-name="P4">Writing a test that fails (red).</text:p>
        </text:list-item>
        <text:list-item>
          <text:p text:style-name="P4">Doing whatever is necessary to get that test to pass (green).</text:p>
        </text:list-item>
        <text:list-item>
          <text:p text:style-name="P4">Optimizing to fix any subpar code you may have introduced to get the test to</text:p>
        </text:list-item>
        <text:list-item>
          <text:p text:style-name="P4">pass (refactor)</text:p>
        </text:list-item>
      </text:list>
      <text:p text:style-name="P2"/>
      <text:p text:style-name="P2">There are four key practices to writing great code:</text:p>
      <text:list xml:id="list1539162580" text:style-name="L3">
        <text:list-item>
          <text:p text:style-name="P5">Version control</text:p>
        </text:list-item>
        <text:list-item>
          <text:p text:style-name="P5">Documentation</text:p>
        </text:list-item>
        <text:list-item>
          <text:p text:style-name="P6">Testing</text:p>
        </text:list-item>
        <text:list-item>
          <text:p text:style-name="P6">Continuous Integration</text:p>
        </text:list-item>
      </text:list>
      <text:p text:style-name="P2"/>
      <text:p text:style-name="P8">Functional vs Unit tests</text:p>
      <text:p text:style-name="P8"/>
      <text:p text:style-name="P7">Universal run of tests</text:p>
      <text:p text:style-name="P7"/>
      <text:p text:style-name="P7">python manage.py test</text:p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5-27T22:11:10.119267910</meta:creation-date>
    <dc:date>2025-06-03T14:52:19.468443757</dc:date>
    <meta:editing-duration>PT24M21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22" meta:word-count="166" meta:character-count="912" meta:non-whitespace-character-count="780"/>
  </office:meta>
</office:document-meta>
</file>